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943" officeooo:paragraph-rsid="00166943"/>
    </style:style>
    <style:style style:name="P2" style:family="paragraph" style:parent-style-name="Standard">
      <style:text-properties officeooo:paragraph-rsid="00166943"/>
    </style:style>
    <style:style style:name="T1" style:family="text">
      <style:text-properties officeooo:rsid="001669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ndak lanjut :</text:p>
      <text:p text:style-name="P2"><text:span text:style-name="T1">1 . <text:tab/>Perlu dibuatkan 3d print komponen untuk melakukan pengambilan data kalibrasi sehingga <text:tab/>jarak lidar dan kamera lebih fix.</text:span></text:p>
      <text:p text:style-name="P1">2.<text:tab/>Setelah dibuatkan 3d print baru bisa dilakukan proses selanjutnya, yaitu kalibrasi jarak, <text:tab/>integrasi LIDAR + kamera + RPi. </text:p>
      <text:p text:style-name="P1">3.<text:tab/>Membuat trigger button untuk mengcapture objek</text:p>
      <text:p text:style-name="P1">4.<text:tab/>Menampilkan pada LCD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22:34:40.685905759</meta:creation-date>
    <dc:date>2022-09-22T22:43:30.019422816</dc:date>
    <meta:editing-duration>PT8M51S</meta:editing-duration>
    <meta:editing-cycles>1</meta:editing-cycles>
    <meta:document-statistic meta:table-count="0" meta:image-count="0" meta:object-count="0" meta:page-count="1" meta:paragraph-count="5" meta:word-count="52" meta:character-count="338" meta:non-whitespace-character-count="287"/>
    <meta:generator>LibreOffice/6.4.7.2$Linux_X86_64 LibreOffice_project/40$Build-2</meta:generator>
  </office:meta>
</office:document-meta>
</file>